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3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LINEMOD Dataset:</text:p>
      <text:p text:style-name="P2"><text:line-break/>https://heidata.uni-heidelberg.de/dataset.xhtml?persistentId=doi:10.11588/data/V4MUMX<text:line-break/><text:line-break/></text:p>
      <text:p text:style-name="Standard">MOUNT <text:s/>dir to docker</text:p>
      <text:p text:style-name="Standard">docker run -v /new/path/to/LINEMOD:/mnt/LINEMOD your_docker_image</text:p>
      <text:p text:style-name="Standard"/>
      <text:p text:style-name="Standard">openCV_data mounted as /mnt/VIDEO</text:p>
      <text:p text:style-name="Standard"/>
      <text:p text:style-name="Standard"/>
      <text:p text:style-name="Standard">ABS<text:s/>PATH to file/dir</text:p>
      <text:p text:style-name="Standard">readlink -f Linemod/</text:p>
      <text:p text:style-name="Standard"/>
      <text:p text:style-name="Standard"/>
      <text:p text:style-name="Standard"/>
      <text:p text:style-name="Standard"/>
      <text:p text:style-name="Standard">python bundlesdf/run_nerf.py --ref_view_dir /mnt/YCBV/ref_views_16</text:p>
      <text:p text:style-name="Standard"/>
      <text:p text:style-name="Standard"/>
      <text:p text:style-name="Standard"/>
      <text:p text:style-name="Standard">SAM2:</text:p>
      <text:p text:style-name="Standard">https://github.com/peasant98/SAM2-Docker</text:p>
      <text:p text:style-name="Standard">https://github.com/facebookresearch/sam2</text:p>
      <text:p text:style-name="Standard">https://github.com/facebookresearch/sam2/tree/main/demo</text:p>
      <text:p text:style-name="Standard"/>
      <text:p text:style-name="Standard"/>
      <text:p text:style-name="Standard">docker run -it -v /tmp/.X11-unix:/tmp/.X11-unix -v <text:s/>/home/max/Documents/SAM2-Docker:/home/user/SAM2-Docker -e DISPLAY=$DISPLAY --gpus all peasant98/sam2:cuda-12.1 bash</text:p>
      <text:p text:style-name="Standard"/>
      <text:p text:style-name="Standard">docker run -it -v /tmp/.X11-unix:/tmp/.X11-unix -v <text:s/>/home/max/Documents/SAM2-Docker:/home/user/SAM2-Docker -v /home/max/Documents/FoundationPose/openCV_data:/home/user/openCV_data -e DISPLAY=$DISPLAY --gpus all peasant98/sam2:cuda-12.1 bash</text:p>
      <text:p text:style-name="Standard"/>
      <text:p text:style-name="Standard"/>
      <text:p text:style-name="Standard">start existing docker container and attach to it</text:p>
      <text:p text:style-name="Standard">docker start -ai &lt;docker_name/id&gt;</text:p>
      <text:p text:style-name="Standard"/>
      <text:p text:style-name="Standard">python3 video_predictor.py --test_scene_dir ../openCV_data/out/</text:p>
      <text:p text:style-name="Standard"/>
      <text:p text:style-name="Standard">out:</text:p>
      <text:p text:style-name="Standard">|-- depth</text:p>
      <text:p text:style-name="Standard">|-- rgb</text:p>
      <text:p text:style-name="Standard">|--<text:s/><text:span text:style-name="T3">masks</text:span></text:p>
      <text:p text:style-name="Standard">|-- cam_K.txt</text:p>
      <text:p text:style-name="Standard"><text:line-break/><text:line-break/>FOUNDATIONPOSE:</text:p>
      <text:p text:style-name="Standard"><text:a xlink:href="https://github.com/NVlabs/FoundationPose" office:target-frame-name="_top" xlink:show="replace">https://github.com/NVlabs/FoundationPose</text:a></text:p>
      <text:p text:style-name="Standard"><text:a xlink:href="https://github.com/NVlabs/FoundationPose/issues/44" office:target-frame-name="_top" xlink:show="replace">https://github.com/NVlabs/FoundationPose/issues/44</text:a></text:p>
      <text:p text:style-name="Standard"><text:a xlink:href="https://huggingface.co/datasets/bop-benchmark/datasets/tree/main/ycbv" office:target-frame-name="_top" xlink:show="replace">https://huggingface.co/datasets/bop-benchmark/datasets/tree/main/ycbv</text:a></text:p>
      <text:p text:style-name="Standard">https://bop.felk.cvut.cz/datasets/</text:p>
      <text:p text:style-name="Standard"/>
      <text:p text:style-name="Standard">After building:</text:p>
      <text:p text:style-name="Standard">docker start 5a103447d546</text:p>
      <text:p text:style-name="Standard">docker exec -it foundationpose bash</text:p>
      <text:p text:style-name="Standard"/>
      <text:p text:style-name="Standard">currently:<text:line-break/>docker start -ai 98914b865bdd</text:p>
      <text:p text:style-name="Standard"/>
      <text:p text:style-name="Standard"/>
      <text:p text:style-name="Standard"/>
      <text:p text:style-name="Standard">python run_demo.py --mesh_file openCV_data/cup_test/mesh/textured.obj --test_scene_dir openCV_data/cup_test/</text:p>
      <text:p text:style-name="Standard"/>
      <text:p text:style-name="Standard">python run_demo.py --mesh_file openCV_data/01_RealSense_box/mesh/textured_mesh.obj --test_scene_dir openCV_data/out</text:p>
      <text:p text:style-name="Standard"/>
      <text:p text:style-name="Standard"/>
      <text:p text:style-name="Standard">BundleSDF → mesh from new objects!!</text:p>
      <text:p text:style-name="Standard">https://github.com/NVlabs/BundleSDF</text:p>
      <text:p text:style-name="Standard"/>
      <text:p text:style-name="Standard">python run_custom.py --mode run_video --video_dir /home/bowen/debug/2022-11-18-15-10-24_milk --out_folder<text:s/>/home/bowen/debug/bundlesdf_2022-11-18-15-10-24_milk --use_segmenter 1 --use_gui 1 --debug_level 2 &amp;&amp;</text:p>
      <text:p text:style-name="Standard">python run_custom.py --mode global_refine --video_dir /home/bowen/debug/2022-11-18-15-10-24_milk --out_folder /home/bowen/debug/bundlesdf_2022-11-18-15-10-24_milk &amp;&amp;</text:p>
      <text:p text:style-name="Standard">python run_custom.py --mode draw_pose --out_folder /home/bowen/debug/bundlesdf_2022-11-18-15-10-24_milk<text:line-break/><text:line-break/></text:p>
      <text:p text:style-name="Standard"/>
      <text:p text:style-name="Standard">python run_custom.py --mode run_video --video_dir 01_RealSense_box/ --out_folder 01_RealSense_box/output --use_segmenter 1 --use_gui 1 --debug_level 2 &amp;&amp;</text:p>
      <text:p text:style-name="Standard">python run_custom.py --mode global_refine --video_dir 01_RealSense_box/ --out_folder 01_RealSense_box/output &amp;&amp;</text:p>
      <text:p text:style-name="Standard">python run_custom.py --mode draw_pose --out_folder 01_RealSense_box/output &amp;&amp;</text:p>
      <text:p text:style-name="Standard">python run_custom.py --mode run_video --video_dir 02_Beaker/ --out_folder 02_Beaker/output --use_segmenter 1 --use_gui 1 --debug_level 2 &amp;&amp;</text:p>
      <text:p text:style-name="Standard">python run_custom.py --mode global_refine --video_dir 02_Beaker/ --out_folder 02_Beaker/output &amp;&amp;</text:p>
      <text:p text:style-name="Standard">python run_custom.py --mode draw_pose --out_folder 02_Beaker/output</text:p>
      <text:p text:style-name="Standard">python run_custom.py --mode run_video --video_dir 03_Mouse/ --out_folder 03_Mouse/output --use_segmenter 1 --use_gui 1 --debug_level 2 &amp;&amp;</text:p>
      <text:p text:style-name="Standard">python run_custom.py --mode global_refine --video_dir 03_Mouse/ --out_folder 03_Mouse/output &amp;&amp;</text:p>
      <text:p text:style-name="Standard">python run_custom.py --mode draw_pose --out_folder 03_Mouse/output</text:p>
      <text:p text:style-name="Standard"><text:line-break/></text:p>
      <text:p text:style-name="Standard"># execute all after each other:</text:p>
      <text:p text:style-name="Standard">python run_custom.py --mode run_video --video_dir 01_RealSense_box/ --out_folder 01_RealSense_box/output --use_segmenter 1 --use_gui 1 --debug_level 2 &amp;&amp;</text:p>
      <text:p text:style-name="Standard">python<text:s/>run_custom.py --mode global_refine --video_dir 01_RealSense_box/ --out_folder 01_RealSense_box/output &amp;&amp;</text:p>
      <text:p text:style-name="Standard">python run_custom.py --mode run_video --video_dir 02_Beaker/ --out_folder 02_Beaker/output --use_segmenter 1 --use_gui 1 --debug_level 2 &amp;&amp;</text:p>
      <text:p text:style-name="Standard">python run_custom.py --mode global_refine --video_dir 02_Beaker/ --out_folder 02_Beaker/output &amp;&amp;</text:p>
      <text:p text:style-name="Standard">python run_custom.py --mode run_video --video_dir 03_Mouse/ --out_folder 03_Mouse/output --use_segmenter 1 --use_gui 1 --debug_level 2 &amp;&amp;</text:p>
      <text:p text:style-name="Standard">python run_custom.py --mode global_refine --video_dir 03_Mouse/ --out_folder 03_Mouse/output</text:p>
      <text:p text:style-name="Standard"/>
      <text:p text:style-name="Standard"/>
      <text:p text:style-name="Standard"/>
      <text:p text:style-name="Standard">LivePose:<text:line-break/>https://github.com/Kaivalya192/live-pose/tree/main?tab=readme-ov-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aximilian Pettinger</dc:creator>
    <meta:creation-date>2024-12-10T19:48:00Z</meta:creation-date>
    <dc:date>2025-01-22T21:58:00Z</dc:date>
    <meta:template xlink:href="Normal.dotm" xlink:type="simple"/>
    <meta:editing-cycles>16</meta:editing-cycles>
    <meta:editing-duration>PT0S</meta:editing-duration>
    <meta:document-statistic meta:page-count="1" meta:paragraph-count="8" meta:word-count="632" meta:character-count="4232" meta:row-count="30" meta:non-whitespace-character-count="3608"/>
  </office:meta>
</office:document-meta>
</file>